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orizontal"/>
    </style:style>
    <style:style style:name="dp7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7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eart"/>
    </style:style>
    <style:style style:name="dp7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7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ellipseWipe" smil:subtype="horizontal"/>
    </style:style>
    <style:style style:name="dp7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Up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ipple</text:span></text:p>
          </draw:text-box>
        </draw:frame>
        <anim:par presentation:node-type="timing-root">
          <anim:par smil:begin="id7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3" draw:master-page-name="Default" presentation:presentation-page-layout-name="AL1T32" xml:id="id72" draw:id="id7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Glitter</text:span></text:p>
          </draw:text-box>
        </draw:frame>
        <anim:par presentation:node-type="timing-root">
          <anim:par smil:begin="id7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4" draw:master-page-name="Default" presentation:presentation-page-layout-name="AL1T32" xml:id="id73" draw:id="id7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Honeycomb</text:span></text:p>
          </draw:text-box>
        </draw:frame>
        <anim:par presentation:node-type="timing-root">
          <anim:par smil:begin="id7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5" draw:master-page-name="Default" presentation:presentation-page-layout-name="AL1T32" xml:id="id74" draw:id="id7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Newsflash</text:span></text:p>
          </draw:text-box>
        </draw:frame>
        <anim:par presentation:node-type="timing-root">
          <anim:par smil:begin="id7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76" draw:master-page-name="Default" presentation:presentation-page-layout-name="AL1T32" xml:id="id75" draw:id="id7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Oval Horizontal</text:span></text:p>
          </draw:text-box>
        </draw:frame>
        <anim:par presentation:node-type="timing-root">
          <anim:par smil:begin="id75.begin">
            <anim:transitionFilter smil:dur="2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77" draw:master-page-name="Default" presentation:presentation-page-layout-name="AL1T32" xml:id="id76" draw:id="id7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Oval Vertical</text:span></text:p>
          </draw:text-box>
        </draw:frame>
        <anim:par presentation:node-type="timing-root">
          <anim:par smil:begin="id7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6-04-16T20:40:41.271063540</dc:date>
    <meta:editing-duration>PT1H4M48S</meta:editing-duration>
    <meta:editing-cycles>31</meta:editing-cycles>
    <meta:generator>LibreOfficeDev/5.2.0.0.alpha0$Linux_X86_64 LibreOffice_project/8ecd3cc4a39c8719100ccd99b1e99291c865e9ab</meta:generator>
    <meta:document-statistic meta:object-count="249"/>
  </office:meta>
</office:document-meta>
</file>